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6.3cm" svg:y="2.045cm">
            <draw:object draw:notify-on-update-of-ranges="Sheet1.B1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856" calcext:value-type="float">
            <text:p>5.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751" calcext:value-type="float">
            <text:p>7.7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908" calcext:value-type="float">
            <text:p>9.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648" calcext:value-type="float">
            <text:p>13.6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87" calcext:value-type="float">
            <text:p>19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642" calcext:value-type="float">
            <text:p>28.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0:50:35.312686786</meta:creation-date>
    <dc:date>2023-01-06T10:59:34.645995297</dc:date>
    <meta:editing-duration>PT9M</meta:editing-duration>
    <meta:editing-cycles>1</meta:editing-cycles>
    <meta:document-statistic meta:table-count="1" meta:cell-count="1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B1:Sheet1.B6" svg:x="1.33cm" svg:y="0.18cm" svg:width="11.497cm" svg:height="7.665cm">
          <chart:coordinate-region svg:x="1.951cm" svg:y="0.379cm" svg:width="10.782cm" svg:height="6.819cm"/>
          <chart:axis chart:dimension="x" chart:name="primary-x" chart:style-name="ch4">
            <chart:title svg:x="6.478cm" svg:y="8.025cm" chart:style-name="ch5">
              <text:p>runtime</text:p>
            </chart:title>
          </chart:axis>
          <chart:axis chart:dimension="y" chart:name="primary-y" chart:style-name="ch4">
            <chart:title svg:x="0.451cm" svg:y="4.731cm" chart:style-name="ch6">
              <text:p>elements</text:p>
            </chart:title>
            <chart:grid chart:style-name="ch7" chart:class="major"/>
          </chart:axis>
          <chart:series chart:style-name="ch8" chart:values-cell-range-address="Sheet1.B1:Sheet1.B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56">
                <text:p>5.856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08">
                <text:p>9.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648">
                <text:p>13.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642">
                <text:p>28.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